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0T07:47:08.248332664</dc:date>
    <meta:editing-duration>P39DT2H8M37S</meta:editing-duration>
    <meta:editing-cycles>380</meta:editing-cycles>
    <meta:generator>LibreOffice/5.3.7.2.0$Linux_X86_64 LibreOffice_project/30$Build-2</meta:generator>
    <meta:document-statistic meta:object-count="339"/>
  </office:meta>
</office:document-meta>
</file>